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2" style:family="paragraph" style:parent-style-name="Standard" style:list-style-name="L14">
      <style:paragraph-properties fo:text-align="justify" style:justify-single-word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 style:list-style-name="L1">
      <style:paragraph-properties fo:margin-left="0cm" fo:margin-right="0.7cm" fo:text-indent="0cm" style:auto-text-indent="false"/>
      <style:text-properties fo:font-size="11pt" style:font-size-asian="11pt" style:font-size-complex="11pt"/>
    </style:style>
    <style:style style:name="P4" style:family="paragraph" style:parent-style-name="Standard" style:list-style-name="L22">
      <style:paragraph-properties fo:margin-left="0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.7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6" style:family="paragraph" style:parent-style-name="Standard">
      <style:paragraph-properties fo:margin-left="0.7cm" fo:margin-right="0.7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Standard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 style:list-style-name="WW8Num51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 style:list-style-name="WW8Num40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 style:list-style-name="WW8Num53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3" style:family="paragraph" style:parent-style-name="Standard" style:list-style-name="WW8Num2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Standard" style:list-style-name="WW8Num49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 style:list-style-name="WW8Num18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 style:list-style-name="WW8Num29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 style:list-style-name="WW8Num31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 style:list-style-name="L20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 style:list-style-name="WW8Num45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 style:list-style-name="WW8Num46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Standard" style:list-style-name="WW8Num32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Standard" style:list-style-name="WW8Num43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Standard" style:list-style-name="WW8Num2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 style:list-style-name="WW8Num36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 style:list-style-name="WW8Num3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Standard" style:list-style-name="WW8Num28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Standard" style:list-style-name="WW8Num39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8" style:family="paragraph" style:parent-style-name="Standard" style:list-style-name="WW8Num52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29" style:family="paragraph" style:parent-style-name="Standard" style:list-style-name="WW8Num10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30" style:family="paragraph" style:parent-style-name="Standard" style:list-style-name="WW8Num1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31" style:family="paragraph" style:parent-style-name="Standard" style:list-style-name="WW8Num5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Standard" style:list-style-name="WW8Num25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Standard" style:list-style-name="WW8Num31">
      <style:paragraph-properties fo:margin-left="0.7cm" fo:margin-right="0.7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Standard" style:list-style-name="WW8Num46">
      <style:paragraph-properties fo:margin-left="0.7cm" fo:margin-right="0.7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 style:list-style-name="WW8Num15">
      <style:paragraph-properties fo:margin-left="0.7cm" fo:margin-right="0.7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36" style:family="paragraph" style:parent-style-name="Standard" style:list-style-name="WW8Num10">
      <style:paragraph-properties fo:margin-left="0.7cm" fo:margin-right="0.7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37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38" style:family="paragraph" style:parent-style-name="Standard" style:list-style-name="L19">
      <style:paragraph-properties fo:margin-left="0.7cm" fo:margin-right="0.7cm" fo:text-align="justify" style:justify-single-word="false" fo:text-indent="0cm" style:auto-text-indent="false"/>
      <style:text-properties fo:font-size="11pt" style:font-size-asian="11pt" style:font-size-complex="11pt"/>
    </style:style>
    <style:style style:name="P39" style:family="paragraph" style:parent-style-name="Standard" style:list-style-name="WW8Num24">
      <style:paragraph-properties fo:margin-left="0.7cm" fo:margin-right="0.7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40" style:family="paragraph" style:parent-style-name="Standard" style:list-style-name="WW8Num36">
      <style:paragraph-properties fo:margin-left="0.7cm" fo:margin-right="0.7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font-size="11pt" style:font-size-asian="11pt" style:font-size-complex="11pt"/>
    </style:style>
    <style:style style:name="P41" style:family="paragraph" style:parent-style-name="Standard" style:list-style-name="WW8Num17">
      <style:paragraph-properties fo:margin-left="0.7cm" fo:margin-right="0.7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font-size="11pt" style:font-size-asian="11pt" style:font-size-complex="11pt"/>
    </style:style>
    <style:style style:name="P42" style:family="paragraph" style:parent-style-name="Standard" style:list-style-name="WW8Num17">
      <style:paragraph-properties fo:margin-left="0.7cm" fo:margin-right="0.7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Standard" style:list-style-name="WW8Num47">
      <style:paragraph-properties fo:margin-left="0.7cm" fo:margin-right="0.7cm" fo:text-align="justify" style:justify-single-word="false" fo:text-indent="0cm" style:auto-text-indent="false"/>
      <style:text-properties fo:font-size="11pt" style:font-size-asian="11pt" style:font-size-complex="11pt"/>
    </style:style>
    <style:style style:name="P44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47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48" style:family="paragraph" style:parent-style-name="Standard" style:list-style-name="WW8Num31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49" style:family="paragraph" style:parent-style-name="Standard" style:list-style-name="L22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left="0.7cm" fo:margin-right="0.7cm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3" style:family="paragraph" style:parent-style-name="Standard" style:list-style-name="L22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55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P56" style:family="paragraph" style:parent-style-name="Standard" style:list-style-name="WW8Num52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58" style:family="paragraph" style:parent-style-name="Standard" style:list-style-name="WW8Num6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9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60" style:family="paragraph" style:parent-style-name="Standard">
      <style:paragraph-properties fo:margin-left="0.7cm" fo:margin-right="0.7cm" fo:text-align="justify" style:justify-single-word="false" fo:text-indent="0cm" style:auto-text-indent="false"/>
    </style:style>
    <style:style style:name="P61" style:family="paragraph" style:parent-style-name="Standard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</style:style>
    <style:style style:name="P62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</style:style>
    <style:style style:name="P63" style:family="paragraph" style:parent-style-name="Standard" style:list-style-name="L21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</style:style>
    <style:style style:name="P64" style:family="paragraph" style:parent-style-name="Standard" style:list-style-name="L18">
      <style:paragraph-properties fo:margin-left="0.7cm" fo:margin-right="0.7cm" fo:text-indent="0cm" style:auto-text-indent="false"/>
      <style:text-properties style:font-name="Arial" fo:font-size="11pt" style:font-size-asian="11pt" style:font-size-complex="11pt"/>
    </style:style>
    <style:style style:name="P65" style:family="paragraph" style:parent-style-name="Standard" style:list-style-name="L3">
      <style:paragraph-properties fo:margin-left="0.7cm" fo:margin-right="0.7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6" style:family="paragraph" style:parent-style-name="Standard" style:list-style-name="L14">
      <style:paragraph-properties fo:margin-left="0.7cm" fo:margin-right="0.7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7" style:family="paragraph" style:parent-style-name="Standard" style:list-style-name="L17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0pt" style:font-size-asian="10pt"/>
    </style:style>
    <style:style style:name="P68" style:family="paragraph" style:parent-style-name="Standard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69" style:family="paragraph" style:parent-style-name="Standard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style:font-size-asian="11pt" style:font-size-complex="11pt"/>
    </style:style>
    <style:style style:name="P70" style:family="paragraph" style:parent-style-name="Standard" style:list-style-name="L16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style:font-size-asian="11pt" style:font-size-complex="11pt"/>
    </style:style>
    <style:style style:name="P71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style:font-size-asian="11pt" style:font-size-complex="11pt"/>
    </style:style>
    <style:style style:name="P72" style:family="paragraph" style:parent-style-name="Standard" style:list-style-name="L16">
      <style:paragraph-properties fo:margin-left="0.7cm" fo:margin-right="0.7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73" style:family="paragraph" style:parent-style-name="Standard" style:list-style-name="L1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74" style:family="paragraph" style:parent-style-name="Standard" style:list-style-name="L3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75" style:family="paragraph" style:parent-style-name="Standard" style:list-style-name="L6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76" style:family="paragraph" style:parent-style-name="Standard" style:list-style-name="L11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77" style:family="paragraph" style:parent-style-name="Standard" style:list-style-name="L12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78" style:family="paragraph" style:parent-style-name="Standard" style:list-style-name="L13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79" style:family="paragraph" style:parent-style-name="Standard" style:list-style-name="L14">
      <style:paragraph-properties fo:margin-left="0.7cm" fo:margin-right="0.7cm" fo:text-indent="0cm" style:auto-text-indent="false"/>
      <style:text-properties style:font-name="Times New Roman" fo:font-size="11pt" style:font-size-asian="11pt" style:font-size-complex="11pt"/>
    </style:style>
    <style:style style:name="P80" style:family="paragraph" style:parent-style-name="Standard">
      <style:paragraph-properties fo:margin-left="0.7cm" fo:margin-right="0.7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1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2" style:family="paragraph" style:parent-style-name="Standard" style:list-style-name="L1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3" style:family="paragraph" style:parent-style-name="Standard" style:list-style-name="L10">
      <style:paragraph-properties fo:margin-left="0.7cm" fo:margin-right="0.7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4" style:family="paragraph" style:parent-style-name="Standard" style:list-style-name="L12">
      <style:paragraph-properties fo:margin-left="0.7cm" fo:margin-right="0.7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5" style:family="paragraph" style:parent-style-name="Standard">
      <style:paragraph-properties fo:margin-left="0.7cm" fo:margin-right="0.7cm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6" style:family="paragraph" style:parent-style-name="Standard" style:list-style-name="L14">
      <style:paragraph-properties fo:margin-left="0.7cm" fo:margin-right="0.7cm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7" style:family="paragraph" style:parent-style-name="Standard" style:list-style-name="L14">
      <style:paragraph-properties fo:margin-left="0.7cm" fo:margin-right="0.7cm" fo:text-indent="0cm" style:auto-text-indent="false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style:font-name="Times New Roman" fo:font-weight="normal" style:font-weight-asian="normal" style:font-weight-complex="normal"/>
    </style:style>
    <style:style style:name="P89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fo:color="#0000ff" style:font-name="Arial" fo:font-size="11pt" style:font-size-asian="11pt" style:font-name-complex="Arial" style:font-size-complex="11pt"/>
    </style:style>
    <style:style style:name="P90" style:family="paragraph" style:parent-style-name="Standard">
      <style:paragraph-properties fo:margin-left="0.7cm" fo:margin-right="0.7cm" fo:text-align="justify" style:justify-single-word="false" fo:text-indent="0cm" style:auto-text-indent="false"/>
      <style:text-properties fo:color="#0000ff" fo:font-size="11pt" style:font-size-asian="11pt" style:font-size-complex="11pt"/>
    </style:style>
    <style:style style:name="P91" style:family="paragraph" style:parent-style-name="Standard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color="#0000ff" fo:font-size="11pt" style:font-size-asian="11pt" style:font-size-complex="11pt"/>
    </style:style>
    <style:style style:name="P92" style:family="paragraph" style:parent-style-name="Standard" style:list-style-name="L17" style:master-page-name="">
      <style:paragraph-properties fo:margin-left="0.7cm" fo:margin-right="0.7cm" fo:text-align="center" style:justify-single-word="false" fo:text-indent="0cm" style:auto-text-indent="false" style:page-number="auto">
        <style:tab-stops>
          <style:tab-stop style:position="0.318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3" style:family="paragraph" style:parent-style-name="Text_20_body" style:list-style-name="WW8Num5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94" style:family="paragraph" style:parent-style-name="Text_20_body" style:list-style-name="WW8Num27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95" style:family="paragraph" style:parent-style-name="Text_20_body" style:list-style-name="WW8Num21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96" style:family="paragraph" style:parent-style-name="Text_20_body" style:list-style-name="WW8Num27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97" style:family="paragraph" style:parent-style-name="Heading_20_4">
      <style:paragraph-properties fo:margin-left="0.7cm" fo:margin-right="0.7cm" fo:text-align="justify" style:justify-single-word="false" fo:text-indent="0cm" style:auto-text-indent="false"/>
      <style:text-properties fo:font-size="11pt" style:font-size-asian="11pt" style:font-size-complex="11pt"/>
    </style:style>
    <style:style style:name="P98" style:family="paragraph" style:parent-style-name="Heading_20_2">
      <style:paragraph-properties fo:margin-left="0.7cm" fo:margin-right="0.7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99" style:family="paragraph" style:parent-style-name="Heading_20_2" style:list-style-name="WW8Num6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P100" style:family="paragraph" style:parent-style-name="Heading_20_2">
      <style:paragraph-properties fo:margin-left="0.7cm" fo:margin-right="0.7cm" fo:text-align="justify" style:justify-single-word="false" fo:text-indent="0cm" style:auto-text-indent="false"/>
      <style:text-properties style:font-name="Times New Roman" fo:font-size="11pt" style:font-size-asian="11pt" style:font-name-complex="Times New Roman" style:font-size-complex="11pt"/>
    </style:style>
    <style:style style:name="P101" style:family="paragraph" style:parent-style-name="Základní_20_text_20_odsazený_20_3" style:list-style-name="WW8Num17">
      <style:paragraph-properties fo:margin-left="0.7cm" fo:margin-right="0.7cm" fo:text-indent="0cm" style:auto-text-indent="false">
        <style:tab-stops>
          <style:tab-stop style:position="1.27cm"/>
        </style:tab-stops>
      </style:paragraph-properties>
      <style:text-properties fo:font-size="11pt" style:font-size-asian="11pt" style:font-size-complex="11pt"/>
    </style:style>
    <style:style style:name="P102" style:family="paragraph" style:parent-style-name="Heading_20_1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103" style:family="paragraph" style:parent-style-name="Heading_20_1" style:list-style-name="WW8Num4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04" style:family="paragraph" style:parent-style-name="Heading_20_1" style:list-style-name="L17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style:font-size-asian="11pt" style:font-size-complex="11pt"/>
    </style:style>
    <style:style style:name="P105" style:family="paragraph" style:parent-style-name="Heading_20_1" style:list-style-name="L17">
      <style:paragraph-properties fo:margin-left="0.7cm" fo:margin-right="0.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imes New Roman" fo:font-size="11pt" style:font-size-asian="11pt" style:font-size-complex="11pt"/>
    </style:style>
    <style:style style:name="P106" style:family="paragraph" style:parent-style-name="Heading_20_1">
      <style:paragraph-properties fo:margin-left="0.7cm" fo:margin-right="0.7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" style:font-size-complex="11pt" style:font-weight-complex="normal"/>
    </style:style>
    <style:style style:name="P107" style:family="paragraph" style:parent-style-name="Heading_20_1">
      <style:paragraph-properties fo:margin-left="0.7cm" fo:margin-right="0.7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08" style:family="paragraph" style:parent-style-name="Heading_20_1">
      <style:paragraph-properties fo:margin-left="0.7cm" fo:margin-right="0.7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9" style:family="paragraph" style:parent-style-name="Základní_20_text_20_2">
      <style:paragraph-properties fo:margin-left="0.7cm" fo:margin-right="0.7cm" fo:text-indent="0cm" style:auto-text-indent="false"/>
      <style:text-properties fo:font-size="11pt" style:font-size-asian="11pt" style:font-size-complex="11pt"/>
    </style:style>
    <style:style style:name="P110" style:family="paragraph" style:parent-style-name="Základní_20_text_20_2" style:list-style-name="WW8Num51">
      <style:paragraph-properties fo:margin-left="0.7cm" fo:margin-right="0.7cm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11" style:family="paragraph" style:parent-style-name="Základní_20_text_20_2" style:list-style-name="WW8Num28">
      <style:paragraph-properties fo:margin-left="0.7cm" fo:margin-right="0.7cm" fo:text-indent="0cm" style:auto-text-indent="false">
        <style:tab-stops>
          <style:tab-stop style:position="0.318cm"/>
        </style:tab-stops>
      </style:paragraph-properties>
      <style:text-properties fo:font-size="11pt" style:font-size-asian="11pt" style:font-size-complex="11pt"/>
    </style:style>
    <style:style style:name="P112" style:family="paragraph" style:parent-style-name="Heading_20_6">
      <style:paragraph-properties fo:margin-left="0.7cm" fo:margin-right="0.7cm" fo:text-indent="0cm" style:auto-text-indent="false"/>
      <style:text-properties fo:font-size="11pt" style:font-size-asian="11pt" style:font-size-complex="11pt"/>
    </style:style>
    <style:style style:name="P113" style:family="paragraph" style:parent-style-name="Heading_20_5">
      <style:paragraph-properties fo:margin-left="0.7cm" fo:margin-right="0.7cm" fo:text-indent="0cm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Times New Roman" style:text-underline-style="none" style:font-name-complex="Times New Roman"/>
    </style:style>
    <style:style style:name="T7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8" style:family="text">
      <style:text-properties style:font-name="Times New Roman" fo:font-weight="normal" style:font-weight-asian="normal" style:font-name-complex="Times New Roman" style:font-weight-complex="normal"/>
    </style:style>
    <style:style style:name="T9" style:family="text">
      <style:text-properties fo:color="#0000ff"/>
    </style:style>
    <style:style style:name="T10" style:family="text">
      <style:text-properties fo:color="#0000ff"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Arial" fo:font-size="11pt" style:font-size-asian="11pt" style:font-name-complex="Arial" style:font-size-complex="11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style:font-name-complex="Times New Roman"/>
    </style:style>
    <style:style style:name="T14" style:family="text">
      <style:text-properties style:text-underline-style="none" fo:font-weight="normal" style:font-weight-asian="normal" style:font-name-complex="Times New Roman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font-name="Arial"/>
    </style:style>
    <style:style style:name="T17" style:family="text">
      <style:text-properties style:font-name="Arial" style:text-underline-style="none" style:font-name-complex="Times New Roman"/>
    </style:style>
    <style:style style:name="T18" style:family="text">
      <style:text-properties style:font-name="Arial" style:text-underline-style="none" fo:font-weight="bold" style:font-weight-asian="bold" style:font-name-complex="Arial" style:font-weight-complex="bold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Times New Roman" fo:font-style="normal" style:font-style-asian="normal" style:font-style-complex="normal"/>
    </style:style>
    <style:style style:name="T21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text-transform="uppercase" style:font-name="Arial" style:text-underline-style="solid" style:text-underline-width="auto" style:text-underline-color="font-color" style:font-name-complex="Arial"/>
    </style:style>
    <style:style style:name="T26" style:family="text">
      <style:text-properties fo:text-transform="uppercase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03342042880606212" text:style-name="L17">
        <text:list-header>
          <text:p text:style-name="P67"/>
        </text:list-header>
      </text:list>
      <text:list xml:id="list6555503941402483615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2">14. Rysy osobnosti, typologické rozdíly, temperament, chrakter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539471" text:continue-list="list4303342042880606212" text:style-name="L17">
        <text:list-header>
          <text:p text:style-name="P67"/>
        </text:list-header>
      </text:list>
      <text:list xml:id="list9174984889951923669" text:style-name="L17">
        <text:list-header>
          <text:h text:style-name="P104" text:outline-level="1"><text:span text:style-name="T13"/></text:h>
        </text:list-header>
        <text:list-item>
          <text:h text:style-name="P105" text:outline-level="1"><text:span text:style-name="T17">Osobnost</text:span><text:span text:style-name="T14"> = souhrn vlastností, procesů, stavů, návyků, postojů apod., které tvoří celistvou strukturu a dynamiku, individualitu konkrétního člověka. Každá osobnost má své jedinečné psychické, biologické a sociální vlastnosti</text:span></text:h>
        </text:list-item>
      </text:list>
      <text:p text:style-name="P69"/>
      <text:list xml:id="list7672009728900978738" text:style-name="L16">
        <text:list-item>
          <text:p text:style-name="P70">tvořena uspořádáním psychických vlastností a rysů člověka, může se měnit v průběhu života</text:p>
        </text:list-item>
      </text:list>
      <text:p text:style-name="P81"/>
      <text:list xml:id="list40543395" text:continue-numbering="true" text:style-name="L16">
        <text:list-item>
          <text:p text:style-name="P72"><text:span text:style-name="T19">Psychické vlastnosti</text:span><text:span text:style-name="T1"> </text:span>– relativně trvalé charakteristiky jedince, kterými se vyznačuje a které ovlivňují chování, prožívání či myšlení; na jejich základě můžeme předvídat, jak se asi člověk zachová, jak bude jednat apod. (např. intelektová schopnost, temperament)</text:p>
        </text:list-item>
      </text:list>
      <text:p text:style-name="P81"/>
      <text:list xml:id="list40523898" text:continue-numbering="true" text:style-name="L16">
        <text:list-item>
          <text:p text:style-name="P72"><text:span text:style-name="T19">Rysy osobnosti</text:span><text:span text:style-name="T1"> </text:span>– psychické vlastnosti člověka projevující se v jeho chování a jednání; příznačné pro určitého jedince, odlišují ho od ostatních (např. družnost – uzavřenost, dominance – submisivita, svědomitost – nezodpovědnost, sebedůvěra – sebepodceňování)</text:p>
        </text:list-item>
      </text:list>
      <text:p text:style-name="P68"/>
      <text:list xml:id="list8355478247961626178" text:style-name="L1">
        <text:list-item>
          <text:p text:style-name="P73"><text:span text:style-name="T19">Eysenckovy dvojice rysů:</text:span><text:span text:style-name="T16"> </text:span>extraverze – intraverze; stabilita – labilita</text:p>
        </text:list-item>
      </text:list>
      <text:p text:style-name="P68"><text:tab/><text:tab/> <text:s text:c="29"/>dominance – submise; hostilita – afiliace</text:p>
      <text:p text:style-name="P68"/>
      <text:p text:style-name="P68">-důkladný systém faktorů osobnosti podle R.B. Cattella (1970) – 16 faktorů osobnosti, 14 faktorů -osobnosti pomocí dotazníku pro mladistvé</text:p>
      <text:list xml:id="list1908139339093406728" text:style-name="L3">
        <text:list-header>
          <text:p text:style-name="P74">-pol. 20 stol. - <text:span text:style-name="T1">BIG FIVE (velká pětka)</text:span> – 5 zákl. Faktorů osobnosti</text:p>
          <text:p text:style-name="P74">-rys osobnosti je znázorněn <text:span text:style-name="T3">jako dimenze mezi dvěma póly, mezi krajními, protikladnými formami</text:span></text:p>
          <text:p text:style-name="P74"><text:span text:style-name="T4">-osobnost je celistvá, jednotlivé rysy se vzájemně překrývají či pronikají</text:span></text:p>
        </text:list-header>
      </text:list>
      <text:p text:style-name="P68"><text:span text:style-name="T4"/></text:p>
      <text:list xml:id="list40532398" text:continue-numbering="true" text:style-name="L3">
        <text:list-item>
          <text:p text:style-name="P65"><text:span text:style-name="T2">5 faktorů BIG FIVE:</text:span></text:p>
        </text:list-item>
      </text:list>
      <text:p text:style-name="P68"><text:span text:style-name="T4"/></text:p>
      <text:list xml:id="list3386950951934723502" text:style-name="L6">
        <text:list-item>
          <text:p text:style-name="P75"><text:span text:style-name="T3">Extraverze</text:span><text:span text:style-name="T4"> – hovorný, výmluvný, temperamentní, společenský, sdílný aj. <text:s text:c="19"/><text:tab/><text:tab/><text:tab/> <text:tab/>protikladem je </text:span><text:span text:style-name="T3">introverze </text:span><text:span text:style-name="T4">(málomluvný, tichý, samotářský, plachý, nesmělý)</text:span></text:p>
          <text:p text:style-name="P75"><text:span text:style-name="T4"/></text:p>
        </text:list-item>
        <text:list-item>
          <text:p text:style-name="P75"><text:span text:style-name="T3">Přívětivost</text:span><text:span text:style-name="T4"> – dobrosrdečný, dobrotivý, přívětivý, srdečný, zdvořilý, charakterní aj. <text:s text:c="9"/><text:tab/><text:tab/><text:tab/><text:tab/>protikladem je </text:span><text:span text:style-name="T3">negativní vztah k lidem </text:span><text:span text:style-name="T4">(panovačný, útočný, pomstichtivý, <text:tab/><text:tab/><text:tab/><text:tab/>necitelný, agresivní aj.)</text:span></text:p>
          <text:p text:style-name="P75"><text:span text:style-name="T4"/></text:p>
        </text:list-item>
        <text:list-item>
          <text:p text:style-name="P75"><text:span text:style-name="T3">Svědomitost</text:span><text:span text:style-name="T4"> – důkladný, důsledný, pilný, pečlivý, pracovitý, vytrvalý, spolehlivý aj. <text:tab/><text:tab/><text:tab/><text:tab/> <text:s/>protikladem je </text:span><text:span text:style-name="T3">nesvědomitost</text:span><text:span text:style-name="T4"> (lenivý, nevytrvalý, chaotický, nestabilní aj.)</text:span></text:p>
          <text:p text:style-name="P75"><text:span text:style-name="T4"/></text:p>
        </text:list-item>
        <text:list-item>
          <text:p text:style-name="P75"><text:span text:style-name="T3">Emoční stabilita</text:span><text:span text:style-name="T4"> – klidný, vyrovnaný, duchapřítomný, dovedný, sebejistý, odolný aj. <text:tab/><text:tab/> <text:s text:c="8"/>protikladem je </text:span><text:span text:style-name="T3">labilita</text:span><text:span text:style-name="T4"> (rozrušitelný, vznětlivý, neklidný, úzkostlivý, zlostný aj.) <text:s/></text:span></text:p>
          <text:p text:style-name="P75"><text:span text:style-name="T4"/></text:p>
        </text:list-item>
        <text:list-item>
          <text:p text:style-name="P75"><text:span text:style-name="T3">Intelekt, kultura, otevřenost ke zkušenosti</text:span><text:span text:style-name="T4"> – inteligentní, chytrý, bystrý, vzdělaný aj. <text:s text:c="6"/><text:tab/><text:tab/><text:tab/><text:tab/>protikladem je přihlouplý, neinteligentní, omezený, neučenlivý aj.</text:span></text:p>
          <text:p text:style-name="P75"><text:span text:style-name="T4"/></text:p>
          <text:p text:style-name="P75"><text:span text:style-name="T4"/></text:p>
        </text:list-item>
      </text:list>
      <text:list xml:id="list1474791306935044110" text:style-name="L10">
        <text:list-item>
          <text:p text:style-name="P83"><text:span text:style-name="T2">Kombinovaný přístup jednotlivých autorů je rozdělen na 3 druhy komponent:</text:span></text:p>
        </text:list-item>
      </text:list>
      <text:p text:style-name="P80"><text:span text:style-name="T2"/></text:p>
      <text:list xml:id="list8470711772905023796" text:style-name="L11">
        <text:list-item>
          <text:p text:style-name="P76"><text:span text:style-name="T4">kognitivní komponenty</text:span></text:p>
        </text:list-item>
        <text:list-item>
          <text:p text:style-name="P76"><text:span text:style-name="T4">motivačně- emoční komponenty</text:span></text:p>
        </text:list-item>
        <text:list-item>
          <text:p text:style-name="P76"><text:span text:style-name="T4">návyky a dovednosti ( konativní nebo behaviorální)</text:span></text:p>
        </text:list-item>
      </text:list>
      <text:p text:style-name="P68"><text:span text:style-name="T4"/></text:p>
      <text:p text:style-name="P68"><text:span text:style-name="T4"/></text:p>
      <text:p text:style-name="P68"><text:span text:style-name="T4"/></text:p>
      <text:p text:style-name="P68"><text:span text:style-name="T4"/></text:p>
      <text:p text:style-name="P68"><text:soft-page-break/><text:span text:style-name="T4"/></text:p>
      <text:list xml:id="list1264450915134339827" text:style-name="L12">
        <text:list-item>
          <text:p text:style-name="P84"><text:span text:style-name="T2">například afiliace – hostilita (láska - nenávist) zahrnuje:</text:span></text:p>
          <text:p text:style-name="P77"><text:span text:style-name="T4"/></text:p>
        </text:list-item>
      </text:list>
      <text:list xml:id="list8264112086756720959" text:style-name="L13">
        <text:list-item>
          <text:p text:style-name="P78"><text:span text:style-name="T4">názor na člověka a jeho povahu – dobré nebo špatné lids. povahy</text:span></text:p>
        </text:list-item>
        <text:list-item>
          <text:p text:style-name="P78"><text:span text:style-name="T4">sympatii, lásku nebo antipatii, nenávist k lidem</text:span></text:p>
        </text:list-item>
        <text:list-item>
          <text:p text:style-name="P78"><text:span text:style-name="T4">dovednosti a návyky chování empatického, kooperativního, altrustického nebo <text:s/><text:tab/>bezohlédného, egoistického, agresivního</text:span></text:p>
        </text:list-item>
      </text:list>
      <text:p text:style-name="P68"><text:span text:style-name="T4"/></text:p>
      <text:list xml:id="list3068994686618455198" text:style-name="L14">
        <text:list-header>
          <text:p text:style-name="P79"><text:span text:style-name="T4">- rysy a vnější podmínky působí ve vzájemné interakci = </text:span><text:span text:style-name="T3">interakcionismus</text:span></text:p>
        </text:list-header>
      </text:list>
      <text:p text:style-name="P68"><text:span text:style-name="T3"/></text:p>
      <text:list xml:id="list40532322" text:continue-numbering="true" text:style-name="L14">
        <text:list-header>
          <text:p text:style-name="P86"><text:span text:style-name="T2"><text:s/>- u mladistvých je např. </text:span><text:span text:style-name="T3">vyrvalost a svědomitost</text:span><text:span text:style-name="T2"> se rozlišuje podle </text:span><text:span text:style-name="T3">3 oblastí života :</text:span><text:span text:style-name="T2"> v učení, v práci, v zájmové činnosti</text:span></text:p>
        </text:list-header>
      </text:list>
      <text:p text:style-name="P85"><text:span text:style-name="T2"/></text:p>
      <text:p text:style-name="P85"><text:span text:style-name="T2"/></text:p>
      <text:h text:style-name="P102" text:outline-level="1" text:is-list-header="true">PSYCHICKÉ JEVY OSOBNOSTI</text:h>
      <text:p text:style-name="P55"/>
      <text:list xml:id="list6468859208113737548" text:style-name="WW8Num51">
        <text:list-item>
          <text:p text:style-name="P10">jsou navzájem spojeny a působí jako celek, což se projevuje v osobnosti člověka; jsou funkcí mozku, zformovaly se vlivem společnosti (působením výchovy); umožňují člověku poznávat svět a aktivně na něj působit; v průběhu života se mění a vyvíjejí; způsobují rozdíly mezi lidmi i rozdíly v jednotlivých etapách života jedince</text:p>
          <text:p text:style-name="P10"/>
        </text:list-item>
      </text:list>
      <text:list xml:id="list1711457021915479413" text:style-name="WW8Num31">
        <text:list-item>
          <text:p text:style-name="P17"><text:span text:style-name="T1">psychické vlastnosti (dispozice) osobnosti - </text:span>temperament, schopnosti, charakter, motivy a postoje, volní vlastnosti</text:p>
          <text:p text:style-name="P17"/>
        </text:list-item>
        <text:list-item>
          <text:p text:style-name="P48">psychické procesy osobnosti </text:p>
          <text:list>
            <text:list-item>
              <text:p text:style-name="P33">poznávací (kognitivní) procesy – vnímání, představa, fantazie, myšlení, řeč</text:p>
            </text:list-item>
            <text:list-item>
              <text:p text:style-name="P33">procesy paměti (paměť - zapamatování, uchování, vybavení; učení)</text:p>
            </text:list-item>
            <text:list-item>
              <text:p text:style-name="P33">motivační procesy (citové a volní)</text:p>
              <text:p text:style-name="P33"/>
            </text:list-item>
          </text:list>
        </text:list-item>
        <text:list-item>
          <text:p text:style-name="P17"><text:span text:style-name="T1">psychické stavy osobnosti – </text:span>stavy pozornosti, citové stavy</text:p>
          <text:p text:style-name="P17"/>
        </text:list-item>
      </text:list>
      <text:p text:style-name="P1"/>
      <text:h text:style-name="P106" text:outline-level="1" text:is-list-header="true"><text:span text:style-name="T2">PSYCHICKÉ VLASTNOSTI OSOBNOSTI</text:span></text:h>
      <text:p text:style-name="P85"><text:span text:style-name="T2"/></text:p>
      <text:list xml:id="list40518688" text:continue-list="list40532322" text:style-name="L14">
        <text:list-header>
          <text:p text:style-name="P66"><text:span text:style-name="T3"/></text:p>
        </text:list-header>
      </text:list>
      <text:list xml:id="list6727319297575691251" text:style-name="L18">
        <text:list-item>
          <text:p text:style-name="P64"><text:span text:style-name="T5">TEMPERAMENT</text:span></text:p>
        </text:list-item>
      </text:list>
      <text:list xml:id="list40528737" text:continue-list="list40518688" text:style-name="L14">
        <text:list-header>
          <text:p text:style-name="P87"><text:span text:style-name="T3"/></text:p>
          <text:p text:style-name="P86"><text:span text:style-name="T3">- </text:span><text:span text:style-name="T2">část osobnosti, která je určována především biologicky a projevuje se způsobem citového reagování</text:span></text:p>
          <text:p text:style-name="P71"><text:span text:style-name="T4">- soubor převážně vrozených psychických vlastností, které určují dynamiku celého prožívání a chování osobnosti (mohou se ale měnit výchovou); projevuje se zejm. způsobem reagování člověka a tím, jak snadno reakce vznikají, jak jsou silné a jak rychle se střídají</text:span></text:p>
          <text:p text:style-name="P82"><text:span text:style-name="T2">tzv. sangvinik, cholerik, flegmatik, melancholik </text:span></text:p>
          <text:p text:style-name="P82"><text:span text:style-name="T2"/></text:p>
        </text:list-header>
      </text:list>
      <text:list xml:id="list6756245368074866694" text:style-name="L22">
        <text:list-header>
          <text:p text:style-name="P4"><text:span text:style-name="T20"><text:s text:c="7"/></text:span><text:span text:style-name="T4">podle </text:span><text:span text:style-name="T2">I.P.Pavlova </text:span><text:span text:style-name="T4">4 typy temperamentu:</text:span><text:span text:style-name="T2"> </text:span></text:p>
          <text:p text:style-name="P49"><text:span text:style-name="T2">- </text:span><text:span text:style-name="T4">síla - slabost (odolnost k zátěži)</text:span></text:p>
          <text:p text:style-name="P53"><text:span text:style-name="T2">- vyrovnanost - nevyrovnanost (síla procesu podráždění a útlumu)</text:span></text:p>
        </text:list-header>
        <text:list-item>
          <text:p text:style-name="P53"><text:span text:style-name="T2">pohyblivost – inertnost (rychlost zvládnutí přecházet od jedné činnosti k druhé)</text:span></text:p>
          <text:p text:style-name="P49"><text:span text:style-name="T2"/></text:p>
        </text:list-item>
      </text:list>
      <text:h text:style-name="P98" text:outline-level="2" text:is-list-header="true">SCHOPNOSTI</text:h>
      <text:list xml:id="list40530041" text:continue-list="list6468859208113737548" text:style-name="WW8Num51">
        <text:list-item>
          <text:p text:style-name="P10">vlastnosti osobnosti, které jsou předpokladem pro úspěšné vykonávání určité činnosti; vyvíjejí se na základě vrozených anatomicky-fyziologických dispozic člověka = <text:span text:style-name="T1">vlohy</text:span> </text:p>
        </text:list-item>
      </text:list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/>
      <text:p text:style-name="P7">Obecné<text:span text:style-name="T1"> </text:span>schopnosti: <text:s/></text:p>
      <text:list xml:id="list40533277" text:continue-numbering="true" text:style-name="WW8Num51">
        <text:list-item>
          <text:p text:style-name="P10">vjemové (senzorické)</text:p>
        </text:list-item>
        <text:list-item>
          <text:p text:style-name="P10">intelektuální (rozumové, myšlenkové)</text:p>
        </text:list-item>
        <text:list-item>
          <text:p text:style-name="P110">psychomotorické (koordinace pohybů)</text:p>
        </text:list-item>
      </text:list>
      <text:p text:style-name="P7"/>
      <text:p text:style-name="P7">Specifické schopnosti: </text:p>
      <text:list xml:id="list3793312175594519536" text:style-name="WW8Num40">
        <text:list-item>
          <text:p text:style-name="P11">např. hudební, herecké, matematické apod.<text:span text:style-name="T9"> <text:s text:c="3"/></text:span></text:p>
          <text:p text:style-name="P11"><text:span text:style-name="T9"/></text:p>
          <text:p text:style-name="P11"><text:span text:style-name="T9"><text:s/></text:span>Stupně schopností:</text:p>
          <text:list>
            <text:list-item>
              <text:p text:style-name="P11"><text:span text:style-name="T1">nadání</text:span> – souhrn nadprůměrně vyvinutých schopností potřebných pro vykonávání určité činnosti; nemusí být <text:s/>v osobnosti objeveno</text:p>
            </text:list-item>
            <text:list-item>
              <text:p text:style-name="P11"><text:span text:style-name="T1">talent</text:span> – nadprůměrné nadání</text:p>
            </text:list-item>
            <text:list-item>
              <text:p text:style-name="P11"><text:span text:style-name="T1">genialita – </text:span>mimořádně rozvinutý talent, umožňuje vytvářet vrcholná díla</text:p>
            </text:list-item>
          </text:list>
        </text:list-item>
      </text:list>
      <text:p text:style-name="P7"/>
      <text:p text:style-name="P7"><text:span text:style-name="T1">Intelekt</text:span> – schopnost myšlení, racionálního poznání, schopnost tvořit správně myšlenky</text:p>
      <text:p text:style-name="P45"/>
      <text:p text:style-name="P45">Inteligence </text:p>
      <text:list xml:id="list8565568771326543797" text:style-name="WW8Num53">
        <text:list-item>
          <text:p text:style-name="P12">rozsah určitých poznávacích schopností, které umožňují správně myslet, reagovat, řešit problémy</text:p>
        </text:list-item>
        <text:list-item>
          <text:p text:style-name="P12">fluidní (vrozená, nevyvíjí se), krystalická (založená na zkušenostech, učení)</text:p>
        </text:list-item>
        <text:list-item>
          <text:p text:style-name="P12">zjišťuje se pomocí inteligenčních testů, vyjádřena pomocí inteligenčního kvocientu (IQ 80 – hranice defektu, IQ 100 – průměr, IQ 120 a více – nadprůměr)</text:p>
        </text:list-item>
        <text:list-item>
          <text:p text:style-name="P12">Gaussova křivka</text:p>
        </text:list-item>
      </text:list>
      <text:p text:style-name="P45"/>
      <text:p text:style-name="P7"><text:span text:style-name="T1">Tvořivost </text:span>(kreativita)<text:span text:style-name="T1"> </text:span>– soubor schopností, které umožňují tvůrčí činnost</text:p>
      <text:p text:style-name="P7"/>
      <text:p text:style-name="P7"/>
      <text:list xml:id="list2577646564612345542" text:style-name="L19">
        <text:list-item>
          <text:p text:style-name="P38"><text:span text:style-name="T18">CHARAKTER</text:span></text:p>
        </text:list-item>
      </text:list>
      <text:p text:style-name="P60"><text:span text:style-name="T11"/></text:p>
      <text:p text:style-name="P88"><text:span text:style-name="T21">- druhá část osobnosti, která je determinována převážně sociálně, má společenský a morální význam</text:span></text:p>
      <text:list xml:id="list7309030751326578755" text:style-name="WW8Num2">
        <text:list-item>
          <text:p text:style-name="P13">souhrn psychických vlastností osobnosti, na jejich základě se člověk chová ustáleným způsobem v konkrétních situacích; utváří se po celý život působením výchovy a dalších společenských jevů, základní struktura mezi 30. a 35. rokem</text:p>
        </text:list-item>
      </text:list>
      <text:p text:style-name="P7">= <text:span text:style-name="T1">emoční inteligence</text:span> – znalost vlastních emocí, zvládání emocí, schopnost sebe motivovat, schopnost vnímat emoce druhých, schopnost dobrých mezilidských vztahů</text:p>
      <text:list xml:id="list40541739" text:continue-numbering="true" text:style-name="WW8Num2">
        <text:list-item>
          <text:p text:style-name="P13"><text:span text:style-name="T1">svědomí</text:span> – systém morální kontroly a autoregulace; „vnitřní hlas“, říká, co je správné a co ne →uspokojení/ výčitky svědomí</text:p>
        </text:list-item>
      </text:list>
      <text:p text:style-name="P7"/>
      <text:h text:style-name="P98" text:outline-level="2" text:is-list-header="true">MOTIVY</text:h>
      <text:list xml:id="list4107386526385407530" text:style-name="WW8Num49">
        <text:list-item>
          <text:p text:style-name="P14">pohnutky, psychologické příčiny reakcí, činností a jednání člověka zaměřené na uspokojování potřeb</text:p>
        </text:list-item>
      </text:list>
      <text:p text:style-name="P54"/>
      <text:p text:style-name="P109"><text:span text:style-name="T1">Potřeba </text:span>– základním druhem motivu, subjektivně pociťovaný nedostatek (nadbytek) něčeho nezbytného pro život jedince; dělíme na: </text:p>
      <text:list xml:id="list40523266" text:continue-numbering="true" text:style-name="WW8Num49">
        <text:list-item>
          <text:list>
            <text:list-item>
              <text:p text:style-name="P14">biologické (primární, vrozené) – potřeba dýchat, jíst, spát apod.</text:p>
            </text:list-item>
            <text:list-item>
              <text:p text:style-name="P14">sociální (získané) – kulturní (vzdělání, kulturní život) a psychické (radost, štěstí, láska apod.)</text:p>
            </text:list-item>
          </text:list>
        </text:list-item>
      </text:list>
      <text:p text:style-name="P7"/>
      <text:p text:style-name="P7">ABRAHAM MASLOW – autor stupňovitého řazení potřeb podle naléhavosti:</text:p>
      <text:p text:style-name="P7">1) fyziologické p.</text:p>
      <text:p text:style-name="P7">2) p. bezpečí a jistoty</text:p>
      <text:p text:style-name="P7">3) p. lásky a sounáležitosti</text:p>
      <text:p text:style-name="P7">4) p. uznání a ocenění</text:p>
      <text:p text:style-name="P7">5) p. sebeaktualizace, seberealizace, poznávání, estetické p.</text:p>
      <text:list xml:id="list6016791281895376445" text:style-name="WW8Num18">
        <text:list-item>
          <text:p text:style-name="P15">potřeba vyšší se objevuje až po uskutečnění potřeby nižší</text:p>
        </text:list-item>
      </text:list>
      <text:p text:style-name="P7"/>
      <text:p text:style-name="P7">Další motivy: pud, zájem, aspirace (ambice), cíl, ideály, zvyk</text:p>
      <text:p text:style-name="P7"><text:soft-page-break/></text:p>
      <text:p text:style-name="P57"/>
      <text:h text:style-name="P98" text:outline-level="2" text:is-list-header="true">POSTOJE</text:h>
      <text:list xml:id="list40521141" text:continue-list="list40533277" text:style-name="WW8Num51">
        <text:list-item>
          <text:p text:style-name="P10">sklony člověka reagovat ustáleným způsobem na předměty, osoby a situace; odrážejí hodnotící vztah člověka k určité skutečnosti</text:p>
        </text:list-item>
        <text:list-item>
          <text:p text:style-name="P10">tři složky: </text:p>
        </text:list-item>
      </text:list>
      <text:p text:style-name="P8">1) poznání objektu, názory na něj </text:p>
      <text:p text:style-name="P8">2) citové hodnocení objektu, sympatie – antipatie <text:s/></text:p>
      <text:list xml:id="list8122626275391307220" text:style-name="L20">
        <text:list-header>
          <text:p text:style-name="P18">3) pobídka k jednání či chování</text:p>
          <text:p text:style-name="P18"/>
        </text:list-header>
      </text:list>
      <text:p text:style-name="P7"/>
      <text:h text:style-name="P100" text:outline-level="2" text:is-list-header="true">Rozdíl mezi motivy a postoji:</text:h>
      <text:p text:style-name="P109">Motivy aktivizují chování, postoje se projevují v jeho obsahu (např. motiv mateřské péče je aktivován křikem dítěte, způsob reakce matky závisí na jejím postoji k dítěti)</text:p>
      <text:h text:style-name="P98" text:outline-level="2" text:is-list-header="true"/>
      <text:h text:style-name="P98" text:outline-level="2" text:is-list-header="true">VOLNÍ VLASTNOSTI</text:h>
      <text:list xml:id="list4894046040038763601" text:style-name="WW8Num29">
        <text:list-item>
          <text:p text:style-name="P16">vlastnosti podmíněné vůlí člověka; vyjadřují cílevědomé úsilí směřující k dosažení vědomě vytyčeného cíle, které je vlastní jen člověku (např. odpovědnost, vytrvalost, spolehlivost, zásadovost, sebekritičnost…)</text:p>
          <text:p text:style-name="P16"/>
        </text:list-item>
      </text:list>
      <text:p text:style-name="P8"/>
      <text:h text:style-name="P107" text:outline-level="1" text:is-list-header="true">PSYCHICKÉ PROCESY OSOBNOSTI</text:h>
      <text:p text:style-name="P89"/>
      <text:list xml:id="list8799671678254379104" text:style-name="WW8Num6">
        <text:list-item>
          <text:h text:style-name="P99" text:outline-level="2"><text:s/>POZNÁVACÍ</text:h>
        </text:list-item>
      </text:list>
      <text:p text:style-name="P45"/>
      <text:p text:style-name="P7"><text:span text:style-name="T25">vnímání</text:span><text:span text:style-name="T26"> </text:span></text:p>
      <text:list xml:id="list40532083" text:continue-list="list4894046040038763601" text:style-name="WW8Num29">
        <text:list-item>
          <text:p text:style-name="P16">psych. proces, který zachycuje to, co zrovna v daném okamžiku působí na naše smyslové orgány</text:p>
        </text:list-item>
      </text:list>
      <text:p text:style-name="P46"/>
      <text:p text:style-name="P7"><text:span text:style-name="T25">představy</text:span><text:span text:style-name="T1"> </text:span></text:p>
      <text:list xml:id="list40514680" text:continue-numbering="true" text:style-name="WW8Num29">
        <text:list-item>
          <text:p text:style-name="P16">názorný obraz něčeho, co v daném okamžiku nepůsobí na naše smyslové orgány, zakládá se na minulém vnímání, méně výstižná než bezprostřední vjem</text:p>
        </text:list-item>
      </text:list>
      <text:p text:style-name="P46"/>
      <text:p text:style-name="P7"><text:span text:style-name="T25">fantazie</text:span><text:span text:style-name="T1"> </text:span></text:p>
      <text:list xml:id="list40515232" text:continue-numbering="true" text:style-name="WW8Num29">
        <text:list-item>
          <text:p text:style-name="P16">psych. proces, kdy vytváříme relativně nové představy, základem jsou zkušenosti, ale často značně pozměněné nebo zkombinované do celků, které se ve skutečnosti nevyskytují</text:p>
          <text:list>
            <text:list-item>
              <text:p text:style-name="P16">rekonstrukční – představa vytvořena na podkladě slovního popisu nebo znázornění</text:p>
            </text:list-item>
            <text:list-item>
              <text:p text:style-name="P16">tvůrčí – vytvoření nových představ, např. v umělecké tvorbě</text:p>
            </text:list-item>
          </text:list>
        </text:list-item>
      </text:list>
      <text:p text:style-name="P46"/>
      <text:p text:style-name="P7"><text:span text:style-name="T25">myšlení</text:span><text:span text:style-name="T1"> </text:span></text:p>
      <text:list xml:id="list40537273" text:continue-numbering="true" text:style-name="WW8Num29">
        <text:list-item>
          <text:list>
            <text:list-item>
              <text:list>
                <text:list-item>
                  <text:p text:style-name="P16">schopnost člověka na základě smyslového poznání a spolu s ním poznávat obecné, zákonité, podstatné souvislosti a na základě toho určovat cíle své činnosti</text:p>
                </text:list-item>
                <text:list-item>
                  <text:p text:style-name="P16"><text:span text:style-name="T1">řeč</text:span> – nástroj myšlení, vyjadřuje myšlenky a umožňuje je sdílet s dalšími lidmi a komunikovat</text:p>
                </text:list-item>
              </text:list>
            </text:list-item>
          </text:list>
        </text:list-item>
      </text:list>
      <text:p text:style-name="P8"/>
      <text:list xml:id="list40515378" text:continue-list="list8799671678254379104" text:style-name="WW8Num6">
        <text:list-item>
          <text:p text:style-name="P58"><text:s/>PROCESY PAMĚTI</text:p>
        </text:list-item>
      </text:list>
      <text:p text:style-name="P7"/>
      <text:h text:style-name="P112" text:outline-level="6">PAMĚŤ</text:h>
      <text:list xml:id="list5892099648776998710" text:style-name="WW8Num45">
        <text:list-item>
          <text:p text:style-name="P19">jedna z nejdůležitějších vlastností člověka; soubor procesů, které umožňují osvojení informací, jejich uchování a vybavení</text:p>
        </text:list-item>
      </text:list>
      <text:list xml:id="list3952942521986545186" text:style-name="WW8Num46">
        <text:list-item>
          <text:p text:style-name="P20">paměťové procesy:</text:p>
          <text:list>
            <text:list-item>
              <text:p text:style-name="P34">uložení do paměti = zapamatování – spontánní / bezděčné</text:p>
            </text:list-item>
            <text:list-item>
              <text:p text:style-name="P34">uchování v paměti</text:p>
            </text:list-item>
            <text:list-item>
              <text:p text:style-name="P34">vybavení a znovupoznání uchovaného </text:p>
            </text:list-item>
          </text:list>
        </text:list-item>
        <text:list-item>
          <text:p text:style-name="P20">krátkodobá/dlouhodobá, logická/mechanická, bezděčná/záměrná</text:p>
        </text:list-item>
      </text:list>
      <text:p text:style-name="P8"/>
      <text:p text:style-name="P8"/>
      <text:p text:style-name="P8"><text:soft-page-break/></text:p>
      <text:h text:style-name="P112" text:outline-level="6">UČENÍ</text:h>
      <text:list xml:id="list5702138488809385060" text:style-name="WW8Num32">
        <text:list-item>
          <text:p text:style-name="P21">aktivní a tvořivý proces, který rozšiřuje vrozené dispozice a možnosti jedince; smyslem je získávání, osvojování a upevňování nových zkušeností a tím přizpůsobování se novým situacím</text:p>
        </text:list-item>
      </text:list>
      <text:list xml:id="list2704407070127903771" text:style-name="WW8Num43">
        <text:list-item>
          <text:p text:style-name="P22">uskutečňuje se na základě tzv. podmiňování </text:p>
        </text:list-item>
        <text:list-item>
          <text:p text:style-name="P22">výsledky učení: vědomosti, dovednosti, návyky</text:p>
        </text:list-item>
        <text:list-item>
          <text:p text:style-name="P22">druhy: senzomotorické, vědomostní, intelektové, sociální</text:p>
        </text:list-item>
        <text:list-item>
          <text:p text:style-name="P22">nejen lidská specifika, učí se i zvířata, ale lidské učení je efektivnější</text:p>
        </text:list-item>
        <text:list-item>
          <text:p text:style-name="P22">efektivita závisí na vnějších podmínkách, psych.stavu jedince i na metodách učení</text:p>
        </text:list-item>
        <text:list-item>
          <text:p text:style-name="P22">E. L. THORNDIKE (1874-1949) – pokusy se zvířaty </text:p>
        </text:list-item>
      </text:list>
      <text:p text:style-name="P8">W. KÖHLER (1887-1967) – myšlení při učení, okamžik „vhledu“ do situace</text:p>
      <text:p text:style-name="P7">H. EBBINGHAUS (1850-1909) – zapamatování a zapomínání, křivka zapomínání</text:p>
      <text:p text:style-name="P7"/>
      <text:list xml:id="list40544806" text:continue-list="list40515378" text:style-name="WW8Num6">
        <text:list-item>
          <text:p text:style-name="P58"><text:s/>MOTIVAČNÍ </text:p>
          <text:p text:style-name="P58"/>
        </text:list-item>
      </text:list>
      <text:p text:style-name="P5"><text:span text:style-name="T12"><text:tab/></text:span>CITY (EMOCE)</text:p>
      <text:list xml:id="list8113264395925377740" text:style-name="WW8Num54">
        <text:list-item>
          <text:p text:style-name="P93">psychické procesy, které hodnotí různé skutečnosti, situace, události, průběh a výsledky činnosti jedince; vyjadřují prožívání subjektivního stavu a vztahu k působícím podmětům</text:p>
        </text:list-item>
      </text:list>
      <text:list xml:id="list106080374327406204" text:style-name="WW8Num27">
        <text:list-item>
          <text:p text:style-name="P94">mohou podněcovat a motivovat k určité činnosti stejně jako potřeby, zároveň doprovázejí průběh činnosti, uspokojování nebo neuspokojování potřeb atd. </text:p>
        </text:list-item>
        <text:list-item>
          <text:p text:style-name="P94">projevují se mimikou, gestikulací atp. </text:p>
        </text:list-item>
        <text:list-item>
          <text:p text:style-name="P96"><text:span text:style-name="T8">vzrušivé a tlumivé, aktivující a deaktivující, libé a nelibé, nižší a vyšší</text:span><text:span text:style-name="T10"> </text:span></text:p>
        </text:list-item>
      </text:list>
      <text:list xml:id="list8121427710833995371" text:style-name="WW8Num4">
        <text:list-item>
          <text:list>
            <text:list-item>
              <text:list>
                <text:list-item>
                  <text:h text:style-name="P103" text:outline-level="1"><text:span text:style-name="T6">ambivalence</text:span><text:span text:style-name="T7"> – jev, kdy jedinec zažívá zároveň kladné i rozporuplné emoce</text:span></text:h>
                </text:list-item>
              </text:list>
            </text:list-item>
          </text:list>
        </text:list-item>
      </text:list>
      <text:list xml:id="list9056754450745524127" text:style-name="WW8Num21">
        <text:list-item>
          <text:p text:style-name="P95">charakter. znaky: subjektivnost, spontánnost, předmětnost, aktuálnost, polarita, vliv na další psychické procesy</text:p>
        </text:list-item>
        <text:list-item>
          <text:p text:style-name="P95">citové poruchy: citová labilita, averze (silný pocit nelibosti), fobie (chorobný strach provázený úzkostí), komplex (např. méněcennosti)</text:p>
        </text:list-item>
        <text:list-item>
          <text:p text:style-name="P95">druhy emocí:</text:p>
        </text:list-item>
      </text:list>
      <text:list xml:id="list7784287629464592179" text:style-name="WW8Num15">
        <text:list-item>
          <text:p text:style-name="P35">morální – vyjadřují hodnocení činů z hlediska morálky, jedná-li jedinec v rozporu s morálkou, prožívá pocit viny (výčitky svědomí)</text:p>
        </text:list-item>
        <text:list-item>
          <text:p text:style-name="P35">afekty – spojeny s ohrožením nebo uspokojením zákl. biol. potřeb, mohou aktivizovat k vyššímu výkonu</text:p>
        </text:list-item>
        <text:list-item>
          <text:p text:style-name="P35">estetické – prožíváme zejména při hodnocení krásy a ošklivosti</text:p>
        </text:list-item>
        <text:list-item>
          <text:p text:style-name="P35">intelektuální – provázejí poznávání a řešení problémů, jsou důležitým motivem při učení</text:p>
        </text:list-item>
        <text:list-item>
          <text:p text:style-name="P35">sociální – objevují se ve vztahu k lidem a soc. skupinám (sdílení radosti a smutku, láska, úcta, obdiv apod.)</text:p>
        </text:list-item>
      </text:list>
      <text:list xml:id="list40521771" text:continue-list="list8121427710833995371" text:style-name="WW8Num4">
        <text:list-item>
          <text:list>
            <text:list-item>
              <text:list>
                <text:list-item>
                  <text:h text:style-name="P103" text:outline-level="1"><text:span text:style-name="T6">nálada</text:span><text:span text:style-name="T7"> – citový stav, na rozdíl od emočních procesů má delší trvání (hodiny až dny)</text:span></text:h>
                </text:list-item>
              </text:list>
            </text:list-item>
          </text:list>
        </text:list-item>
      </text:list>
      <text:p text:style-name="P7"/>
      <text:h text:style-name="P108" text:outline-level="1" text:is-list-header="true">VŮLE</text:h>
      <text:list xml:id="list5657925624873431346" text:style-name="WW8Num24">
        <text:list-item>
          <text:p text:style-name="P23">psychické procesy a vlastnosti, které zajišťují řízení činnosti a dosahování cílů, zejm. V situacích, kdy je potřeba se rozhodnout mezi několika možnostmi nebo překonávat překážky</text:p>
        </text:list-item>
      </text:list>
      <text:p text:style-name="P7"/>
      <text:p text:style-name="P59">KONFLIKT</text:p>
      <text:list xml:id="list40542143" text:continue-numbering="true" text:style-name="WW8Num24">
        <text:list-item>
          <text:p text:style-name="P39">komplikace podnícení k činnosti a udržení jejího průběhu až k uspokojení potřeby</text:p>
        </text:list-item>
        <text:list-item>
          <text:p text:style-name="P39">4 druhy: k. dvou pozitivních sil, k. dvou negativních sil, k. mezi pozitivní a negativní silou, dvojitý k. pozitivních a negativních sil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97" text:outline-level="4">PSYCHICKÉ STAVY OSOBNOSTI</text:h>
      <text:list xml:id="list1045290460271917011" text:style-name="WW8Num36">
        <text:list-item>
          <text:p text:style-name="P24">přechodné, mění se podle času a situace, vyjadřují celkové psychické prožívání člověka v určitém okamžiku</text:p>
        </text:list-item>
      </text:list>
      <text:h text:style-name="P108" text:outline-level="1" text:is-list-header="true"/>
      <text:h text:style-name="P108" text:outline-level="1" text:is-list-header="true">POZORNOST</text:h>
      <text:list xml:id="list40530320" text:continue-numbering="true" text:style-name="WW8Num36">
        <text:list-item>
          <text:p text:style-name="P24">psychický stav projevující se soustředěním vnímání a dalších psychických procesů na jeden jev, případně na jednu činnost</text:p>
        </text:list-item>
      </text:list>
      <text:p text:style-name="P59"/>
      <text:p text:style-name="P59">VĚDOMÍ</text:p>
      <text:list xml:id="list40528436" text:continue-numbering="true" text:style-name="WW8Num36">
        <text:list-item>
          <text:p text:style-name="P24">psychický stav jedince, který je schopen reagovat na podněty, vnímat, prožívat, myslet a tyto procesy si uvědomovat; část psychiky, která zahrnuje vše, co si jedinec právě uvědomuje</text:p>
        </text:list-item>
      </text:list>
      <text:p text:style-name="P59"/>
      <text:p text:style-name="P59">PODVĚDOMÍ (NEVĚDOMÍ)</text:p>
      <text:list xml:id="list40527602" text:continue-numbering="true" text:style-name="WW8Num36">
        <text:list-item>
          <text:p text:style-name="P24">všechny duševní obsahy, které jsou v daném okamžiku mimo vědomí jedince</text:p>
        </text:list-item>
      </text:list>
      <text:p text:style-name="P7"/>
      <text:h text:style-name="P107" text:outline-level="1" text:is-list-header="true"/>
      <text:h text:style-name="P107" text:outline-level="1" text:is-list-header="true">TEORIE OSOBNOSTI</text:h>
      <text:p text:style-name="P90"/>
      <text:p text:style-name="P109"><text:span text:style-name="T27">SIGMUND FREUD</text:span> (1856 – 1939)</text:p>
      <text:list xml:id="list40528364" text:continue-numbering="true" text:style-name="WW8Num36">
        <text:list-item>
          <text:p text:style-name="P24">zakladatel psychoanalýzy a autor teorie osobnosti</text:p>
        </text:list-item>
        <text:list-item>
          <text:p text:style-name="P24">řeší problém, zda se stačí zabývat pouze vědomím a zda neexistují i další pochody – nevědomí; zjistil vztah mezi minulou zkušeností a současnými problémy, tím upozornil na vliv nevědomí na chování </text:p>
        </text:list-item>
        <text:list-item>
          <text:p text:style-name="P24">rozhodujícím činitelem psychického vývoje jsou pudy:</text:p>
        </text:list-item>
        <text:list-item>
          <text:p text:style-name="P40">pud života (Eros) – erotická sexuální energie, souhrn života-záchovných mechanizmů obsahujících především sexuální pud; libido = slast, v psychoanalýze je to označení pro projevy pohlavního pudu, obsahující základní pudovou energii vyvěrající z podvědomí a zaměřenou na dosahování slasti; pohlavní pud je základem sexuality, sociálního a tvůrčího snažení člověka</text:p>
        </text:list-item>
        <text:list-item>
          <text:p text:style-name="P40">pud smrti (Thanatos) – popírání a odmítání slasti</text:p>
        </text:list-item>
        <text:list-item>
          <text:p text:style-name="P24">vývoj sexuality dle zón v určitém věku: </text:p>
        </text:list-item>
      </text:list>
      <text:list xml:id="list8622745754288710255" text:style-name="WW8Num17">
        <text:list-item>
          <text:p text:style-name="P41">fáze orální <text:s/>(0-1 rok): ústa jsou prostředek k seznámení se světem, cucání palce – uspokojování bez cizí pomoci, kouření – následek nedostatečného kojení</text:p>
        </text:list-item>
        <text:list-item>
          <text:p text:style-name="P41">fáze anální <text:s/>(2-3 roky): zdrojem uspokojení anální oblast – vylučování</text:p>
        </text:list-item>
        <text:list-item>
          <text:p text:style-name="P41">fáze falická (3-6 let): zájem se přenáší na genitálie </text:p>
          <text:list>
            <text:list-item>
              <text:p text:style-name="P101">Oidipův komplex – podvědomý erotický vztah syna k matce spojený se strachem z trestu, otec je pociťován jako sexuální soupeř, syn se jej snaží odstranit a zastat jeho funkci</text:p>
            </text:list-item>
            <text:list-item>
              <text:p text:style-name="P42">Elektřin komplex – ženská forma Oidipova komplexu, tedy podvědomý erotický vztah dcery k otci</text:p>
            </text:list-item>
          </text:list>
        </text:list-item>
        <text:list-item>
          <text:p text:style-name="P41">fáze latentní (vstup do školy)</text:p>
        </text:list-item>
        <text:list-item>
          <text:p text:style-name="P41">fáze genitální (dospívání)</text:p>
        </text:list-item>
      </text:list>
      <text:list xml:id="list40545755" text:continue-list="list40528364" text:style-name="WW8Num36">
        <text:list-item>
          <text:p text:style-name="P24">rozdělil osobnost na 3 části: </text:p>
        </text:list-item>
      </text:list>
      <text:list xml:id="list5670532934229331783" text:style-name="WW8Num47">
        <text:list-item>
          <text:p text:style-name="P43">Ono (Id) <text:s/>- vnitřní stránka (intro)</text:p>
        </text:list-item>
        <text:list-item>
          <text:p text:style-name="P43">Já (Ego) – hlavní část osobnosti (to, co projevujeme)</text:p>
        </text:list-item>
        <text:list-item>
          <text:p text:style-name="P43">Nadjá (Superego) – veškeré vnější prostředí, které má na nás vliv (extro)</text:p>
        </text:list-item>
      </text:list>
      <text:list xml:id="list40538683" text:continue-list="list40545755" text:style-name="WW8Num36">
        <text:list-item>
          <text:p text:style-name="P40">Superego ovlivňuje Id (má na něj negativní dopad), Id ovlivňuje Ego. </text:p>
        </text:list-item>
        <text:list-item>
          <text:p text:style-name="P24">provedl analýzu snů – na základě snů je možné částečně nahlédnout do nevědomí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4"><text:soft-page-break/></text:p>
      <text:p text:style-name="P7"><text:span text:style-name="T27">CARL GUSTAV JUNG</text:span> (1875 – 1961)</text:p>
      <text:list xml:id="list2942636253489452075" text:style-name="WW8Num34">
        <text:list-item>
          <text:p text:style-name="P25">představitel analytické psychologie</text:p>
        </text:list-item>
        <text:list-item>
          <text:p text:style-name="P25">teoretičtější pojetí osobnosti než Freud, nepokládal pohlavní pud za rozhodující</text:p>
        </text:list-item>
        <text:list-item>
          <text:p text:style-name="P25">určující složkou psychiky tzv. archetypy – předobrazy společného kolektivního nevědomí lidstva, ze kterých se zrodila naše kultura</text:p>
        </text:list-item>
        <text:list-item>
          <text:p text:style-name="P25">osobnost tvořena vědomím (vědomá část naší osobnosti), nevědomím (nevědomá část naší osobnosti, ovlivňuje vědomí) a předvědomím (oblast psychiky, jejíž obsahy nejsou aktuálně ve vědomí, ale lze je vyvolat hypnózou)</text:p>
        </text:list-item>
      </text:list>
      <text:p text:style-name="P8"/>
      <text:h text:style-name="P113" text:outline-level="5">Marxistické pojetí osobnosti</text:h>
      <text:list xml:id="list3968025626711716060" text:style-name="WW8Num28">
        <text:list-item>
          <text:p text:style-name="P111">blízké Freudovi: dělí osobnost na Id, Ego a Superego, ale tvrdí, že na Superego má větší vliv naše Ego a na nás má větší vliv Superego než Ego</text:p>
          <text:p text:style-name="P111"/>
        </text:list-item>
      </text:list>
      <text:p text:style-name="P90"/>
      <text:p text:style-name="P7"><text:span text:style-name="T27">ALFRED ADLER</text:span> (1870 – 1937)</text:p>
      <text:list xml:id="list40521859" text:continue-numbering="true" text:style-name="WW8Num28">
        <text:list-item>
          <text:p text:style-name="P26">představitel individuální psychologie</text:p>
        </text:list-item>
        <text:list-item>
          <text:p text:style-name="P26">kritik Freuda – polemika, zda se vše točí jen kolem agresivního a sexuálního pudu; domněnka, že nejdůležitějším motivačním faktorem je seberealizace – pozitivní motivační faktor</text:p>
        </text:list-item>
        <text:list-item>
          <text:p text:style-name="P26">do psychologie zavedl pojem „komplex méněcennosti“</text:p>
        </text:list-item>
      </text:list>
      <text:p text:style-name="P8"/>
      <text:p text:style-name="P91"/>
      <text:h text:style-name="P107" text:outline-level="1" text:is-list-header="true"/>
      <text:h text:style-name="P107" text:outline-level="1" text:is-list-header="true">TYPOLOGIE OSOBNOSTI</text:h>
      <text:p text:style-name="P7"/>
      <text:list xml:id="list295469551824190620" text:style-name="WW8Num39">
        <text:list-item>
          <text:p text:style-name="P27">snaha zařadit jednotlivé charakteristiky osob do tzv. typů a typologií osobnosti = konkrétní seskupení vlastností, které jsou dány určité skupině lidí</text:p>
        </text:list-item>
      </text:list>
      <text:p text:style-name="P7"/>
      <text:list xml:id="list1205591932906940407" text:style-name="WW8Num52">
        <text:list-item>
          <text:p text:style-name="P56">Hippokratova typologie</text:p>
          <text:list>
            <text:list-item>
              <text:p text:style-name="P28">nejznámější a nejstarší, pochází z antického světa, dodnes využívaná a uznávaná</text:p>
            </text:list-item>
            <text:list-item>
              <text:p text:style-name="P28">existují čtyři typy osobnosti podle tekutin, které převládají:</text:p>
            </text:list-item>
          </text:list>
        </text:list-item>
      </text:list>
      <text:list xml:id="list4271165207328334985" text:style-name="WW8Num10">
        <text:list-item>
          <text:p text:style-name="P29"><text:span text:style-name="T1">sangvinik</text:span> (krev)</text:p>
          <text:list>
            <text:list-item>
              <text:p text:style-name="P36">silný, pohyblivý, vyrovnaný</text:p>
            </text:list-item>
            <text:list-item>
              <text:p text:style-name="P36">optimismus, sdílnost, otevřenost, družnost, citová vřelost, aktivita, podnikavost, přizpůsobivost</text:p>
            </text:list-item>
            <text:list-item>
              <text:p text:style-name="P36">povrchnost, mělké city, přílišná sdílnost, snadná ovlivnitelnost, nedůslednost, výbušnost</text:p>
            </text:list-item>
          </text:list>
        </text:list-item>
        <text:list-item>
          <text:p text:style-name="P29"><text:span text:style-name="T1">cholerik</text:span> (žluč)</text:p>
        </text:list-item>
      </text:list>
      <text:list xml:id="list5952857879665301125" text:style-name="WW8Num14">
        <text:list-item>
          <text:p text:style-name="P30">silný, nevyrovnaný, citově nevyrovnaný směrem k hněvu a agresivitě</text:p>
        </text:list-item>
        <text:list-item>
          <text:p text:style-name="P30">sebevědomí, vášnivost, samostatnost, obětavost, otevřenost, sdílnost, pečlivost, vůdcovství</text:p>
        </text:list-item>
        <text:list-item>
          <text:p text:style-name="P30">výbušnost, impulsivnost, nesnášenlivost, nesmiřitelnost, panovačnost, fanatismus, netrpělivost, urážlivost, neukázněnost, narcismus</text:p>
        </text:list-item>
      </text:list>
      <text:list xml:id="list40542133" text:continue-list="list4271165207328334985" text:style-name="WW8Num10">
        <text:list-item>
          <text:p text:style-name="P29"><text:span text:style-name="T1">flegmatik </text:span>(sliz)</text:p>
        </text:list-item>
      </text:list>
      <text:list xml:id="list1810871683895958955" text:style-name="WW8Num5">
        <text:list-item>
          <text:p text:style-name="P31">silný, vyrovnaný, citově vyrovnaný, nepohyblivý</text:p>
        </text:list-item>
        <text:list-item>
          <text:p text:style-name="P31">dobromyslnost, snášenlivost, samostatnost, rezervovanost v mezilidských vztazích ale se schopností vytvořit silné citové vztahy, trpělivost, rozvážnost, vytrvalost, přemýšlivost, konzervativnost</text:p>
        </text:list-item>
        <text:list-item>
          <text:p text:style-name="P31">citový chlad, uzavřenost, nespolečenskost, nepřizpůsobivost, váhavost, pomalost, pasivita až lenost</text:p>
        </text:list-item>
      </text:list>
      <text:list xml:id="list40529810" text:continue-list="list40542133" text:style-name="WW8Num10">
        <text:list-item>
          <text:p text:style-name="P29"><text:span text:style-name="T1">melancholik</text:span> (černá žluč)</text:p>
        </text:list-item>
      </text:list>
      <text:list xml:id="list4174785368105509503" text:style-name="WW8Num25">
        <text:list-item>
          <text:p text:style-name="P32">slabý, nevyrovnaný, citově nevyrovnaný směrem k úzkosti, strachu a ústupnosti</text:p>
        </text:list-item>
        <text:list-item>
          <text:p text:style-name="P32">oddanost, věrnost, velkorysost, hlubokomyslnost, svědomitost, spolehlivost, ústupnost, odpovědnost</text:p>
        </text:list-item>
        <text:list-item>
          <text:p text:style-name="P32">přecitlivělost, pesimismus, zasmušilost, uzavřenost, samotářství, plachost, roztržitost, bázlivost, vztahovačnost, egoismus</text:p>
        </text:list-item>
      </text:list>
      <text:p text:style-name="P8"/>
      <text:p text:style-name="P8"/>
      <text:p text:style-name="P8"/>
      <text:list xml:id="list40531296" text:continue-numbering="true" text:style-name="WW8Num25">
        <text:list-header>
          <text:p text:style-name="P32"><text:soft-page-break/><text:span text:style-name="T15"/></text:p>
          <text:p text:style-name="P32"><text:span text:style-name="T15">2. </text:span><text:span text:style-name="T28">Konstituční typologie</text:span></text:p>
        </text:list-header>
      </text:list>
      <text:list xml:id="list40516290" text:continue-list="list40528737" text:style-name="L14">
        <text:list-header>
          <text:p text:style-name="P2">-tvrdí, že stavba těla je určujícím faktorem psychických vlastností</text:p>
          <text:p text:style-name="P50"/>
          <text:list>
            <text:list-item>
              <text:p text:style-name="P62"><text:span text:style-name="T22"><text:s/>dr. KRETSCHMER</text:span><text:span text:style-name="T23"> (19. – 20. st.)</text:span></text:p>
              <text:p text:style-name="P62"><text:span text:style-name="T23">- rakouský psychiatr, zkoumal závislost mezi duševními chorobami a stavbou těla, typologie založena na zkoumání psychicky nemocných</text:span></text:p>
            </text:list-item>
          </text:list>
        </text:list-header>
      </text:list>
      <text:p text:style-name="P61"><text:span text:style-name="T23"/></text:p>
      <text:p text:style-name="P61"><text:span text:style-name="T23"/></text:p>
      <text:list xml:id="list40534373" text:continue-numbering="true" text:style-name="L14">
        <text:list-item>
          <text:p text:style-name="P47">Astenický typ</text:p>
          <text:p text:style-name="P37">- schyziotymní stavba těla, protáhlá postava, dlouhé končetiny, slabé svaly, nízký hrudník</text:p>
          <text:p text:style-name="P37">- dráždivý, neprojevuje se navenek, horlivý, citově chladný, hněvivý, vznětlivý až k zlosti, vážný, důsledný, úzkostlivý</text:p>
          <text:p text:style-name="P37">- náchylnost ke schizofrenii</text:p>
        </text:list-item>
        <text:list-item>
          <text:p text:style-name="P47">Pyknický typ</text:p>
          <text:p text:style-name="P37">- střední postava, rozměrná lebka, objemný trup, krátké končetiny a často i krk, měkké svalstvo</text:p>
          <text:p text:style-name="P37">- společenskost, otevřenost, požitkářství (smyslové), těžkopádnost, pomalost</text:p>
          <text:p text:style-name="P37">- cyklotymní typ – sklony k maniodepresivní psychóze (chorobné změny nálad)</text:p>
        </text:list-item>
        <text:list-item>
          <text:p text:style-name="P47">Atletický typ</text:p>
          <text:p text:style-name="P37">-souměrný, dobře stavěný, vyvinuté svalstvo, pružný</text:p>
          <text:p text:style-name="P37">-vyrovnaný citově i psychicky, houževnatý, klidný a spolehlivý</text:p>
          <text:p text:style-name="P37">-bez převládající tendence náchylnosti k určité psychické chorobě</text:p>
          <text:p text:style-name="P37"/>
          <text:p text:style-name="P44"/>
        </text:list-item>
      </text:list>
      <text:list xml:id="list9130238400599191689" text:style-name="L21">
        <text:list-header>
          <text:p text:style-name="P63"><text:span text:style-name="T22"><text:s/></text:span><text:span text:style-name="T24">b)</text:span><text:span text:style-name="T22"> <text:s text:c="3"/>dr. SHELDON</text:span><text:span text:style-name="T23"> (19. – 20. st.)</text:span></text:p>
        </text:list-header>
      </text:list>
      <text:list xml:id="list40523667" text:continue-list="list40534373" text:style-name="L14">
        <text:list-header>
          <text:p text:style-name="P37">- zabýval se podobným dělením jako Kretschmer, byl jeho žákem. Je si vědom chyb Kretschmerovy typologie (musí být zkoumána na zdravých jedincích). Tělo zkoumal zezadu, zepředu i zboku. Užil tři typy osobností:</text:p>
        </text:list-header>
        <text:list-item>
          <text:p text:style-name="P9"><text:span text:style-name="T1">Endomorfní</text:span> (obdoba pyknika) – uvolněný, družný, srdečný, extrovertní, náladově i citově vyrovnaný</text:p>
        </text:list-item>
        <text:list-item>
          <text:p text:style-name="P9"><text:span text:style-name="T1">Mezomorfní</text:span> (obdoba atletika) – energický, sebevědomý, aktivní, extrovert, sklon k dominanci, omezená citlivost, chladnost</text:p>
        </text:list-item>
        <text:list-item>
          <text:p text:style-name="P9"><text:span text:style-name="T1">Ektomorfní </text:span>(obdoba astenika) – uzavřený, samotářský, introvert, citově i emocionálně zdrženlivý</text:p>
          <text:p text:style-name="P44"/>
          <text:p text:style-name="P44"/>
        </text:list-item>
      </text:list>
      <text:p text:style-name="P52"/>
      <text:p text:style-name="P51"><text:span text:style-name="T2"/></text:p>
      <text:p text:style-name="P51"><text:span text:style-name="T2"/></text:p>
      <text:p text:style-name="P6"><text:span text:style-name="T4"/></text:p>
      <text:p text:style-name="P6"><text:span text:style-name="T4"/></text:p>
      <text:list xml:id="list40520572" text:continue-list="list8355478247961626178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omic Sans MS" style:text-underline-style="solid" style:text-underline-width="auto" style:text-underline-color="font-color" fo:font-weight="bold" style:font-weight-asian="bold" style:font-name-complex="Comic Sans MS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omic Sans MS" style:text-underline-style="solid" style:text-underline-width="auto" style:text-underline-color="font-color" style:font-name-complex="Comic Sans MS"/>
    </style:style>
    <style:style style:name="Základní_20_text_20_2" style:display-name="Základní text 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Základní_20_text_20_odsazený_20_3" style:display-name="Základní text odsazený 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51z0" style:family="text">
      <style:text-properties style:font-name="Times New Roman" fo:font-size="10pt" style:font-name-asian="Times New Roman" style:font-size-asian="10pt" style:font-name-complex="Times New Roman"/>
    </style:style>
    <style:style style:name="WW8Num51z1" style:family="text">
      <style:text-properties style:font-name="Symbol" fo:font-size="10pt" style:font-name-asian="Times New Roman" style:font-size-asian="10pt" style:font-name-complex="Times New Roman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1z4" style:family="text">
      <style:text-properties style:font-name="Courier New" style:font-name-complex="Courier New"/>
    </style:style>
    <style:style style:name="WW8Num35z0" style:family="text">
      <style:text-properties style:font-name="Times New Roman" fo:font-size="10pt" style:font-name-asian="Times New Roman" style:font-size-asian="10pt" style:font-name-complex="Times New Roman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40z0" style:family="text">
      <style:text-properties style:font-name="Times New Roman" fo:font-size="10pt" style:font-name-asian="Times New Roman" style:font-size-asian="10pt" style:font-name-complex="Times New Roman"/>
    </style:style>
    <style:style style:name="WW8Num40z1" style:family="text">
      <style:text-properties fo:color="#000000" style:font-name="Symbol" fo:font-size="10pt" style:font-size-asian="10pt" style:font-name-complex="Symbol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53z0" style:family="text">
      <style:text-properties style:font-name="Times New Roman" style:font-name-asian="Times New Roman" style:font-name-complex="Times New Roman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 style:font-name-complex="Wingdings"/>
    </style:style>
    <style:style style:name="WW8Num53z3" style:family="text">
      <style:text-properties style:font-name="Symbol" style:font-name-complex="Symbol"/>
    </style:style>
    <style:style style:name="WW8Num2z0" style:family="text">
      <style:text-properties fo:color="#0000ff" style:font-name="Times New Roman" fo:font-size="10pt" style:font-name-asian="Times New Roman" style:font-size-asian="10pt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9z0" style:family="text">
      <style:text-properties style:font-name="Times New Roman" style:font-name-asian="Times New Roman" style:font-name-complex="Times New Roman"/>
    </style:style>
    <style:style style:name="WW8Num49z1" style:family="text">
      <style:text-properties fo:color="#000000" style:font-name="Symbol" fo:font-size="10pt" style:font-size-asian="10pt" style:font-name-complex="Symbol"/>
    </style:style>
    <style:style style:name="WW8Num49z2" style:family="text">
      <style:text-properties style:font-name="Wingdings" style:font-name-complex="Wingdings"/>
    </style:style>
    <style:style style:name="WW8Num49z3" style:family="text">
      <style:text-properties style:font-name="Symbol" style:font-name-complex="Symbol"/>
    </style:style>
    <style:style style:name="WW8Num49z4" style:family="text">
      <style:text-properties style:font-name="Courier New" style:font-name-complex="Courier New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29z0" style:family="text">
      <style:text-properties style:font-name="Times New Roman" fo:font-size="10pt" style:font-name-asian="Times New Roman" style:font-size-asian="10pt" style:font-name-complex="Times New Roman"/>
    </style:style>
    <style:style style:name="WW8Num29z1" style:family="text">
      <style:text-properties fo:color="#000000" style:font-name="Symbol" style:font-name-complex="Symbol"/>
    </style:style>
    <style:style style:name="WW8Num29z3" style:family="text">
      <style:text-properties style:font-name="Symbol" style:font-name-complex="Symbol"/>
    </style:style>
    <style:style style:name="WW8Num29z4" style:family="text">
      <style:text-properties style:font-name="Courier New" style:font-name-complex="Courier New"/>
    </style:style>
    <style:style style:name="WW8Num29z5" style:family="text">
      <style:text-properties style:font-name="Wingdings" style:font-name-complex="Wingdings"/>
    </style:style>
    <style:style style:name="WW8Num31z0" style:family="text">
      <style:text-properties fo:color="#000000" style:font-name="Symbol" fo:font-size="10pt" style:font-size-asian="10pt" style:font-name-complex="Symbol"/>
    </style:style>
    <style:style style:name="WW8Num31z1" style:family="text">
      <style:text-properties style:font-name="Times New Roman" style:font-name-asian="Times New Roman" style:font-name-complex="Times New Roman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1z4" style:family="text">
      <style:text-properties style:font-name="Courier New" style:font-name-complex="Courier New"/>
    </style:style>
    <style:style style:name="WW8Num6z0" style:family="text"/>
    <style:style style:name="WW8Num6z1" style:family="text">
      <style:text-properties fo:color="#000000" style:font-name="Symbol" style:font-name-complex="Symbol"/>
    </style:style>
    <style:style style:name="WW8Num6z2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45z0" style:family="text">
      <style:text-properties style:font-name="Times New Roman" style:font-name-asian="Times New Roman" style:font-name-complex="Times New Roman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WW8Num45z3" style:family="text">
      <style:text-properties style:font-name="Symbol" style:font-name-complex="Symbol"/>
    </style:style>
    <style:style style:name="WW8Num46z0" style:family="text">
      <style:text-properties style:font-name="Times New Roman" style:font-name-asian="Times New Roman" style:font-name-complex="Times New Roman"/>
    </style:style>
    <style:style style:name="WW8Num46z1" style:family="text">
      <style:text-properties fo:color="#000000" style:font-name="Symbol" style:font-name-complex="Symbol"/>
    </style:style>
    <style:style style:name="WW8Num46z2" style:family="text">
      <style:text-properties style:font-name="Wingdings" style:font-name-complex="Wingdings"/>
    </style:style>
    <style:style style:name="WW8Num46z3" style:family="text">
      <style:text-properties style:font-name="Symbol" style:font-name-complex="Symbol"/>
    </style:style>
    <style:style style:name="WW8Num46z4" style:family="text">
      <style:text-properties style:font-name="Courier New" style:font-name-complex="Courier New"/>
    </style:style>
    <style:style style:name="WW8Num32z0" style:family="text">
      <style:text-properties style:font-name="Times New Roman" style:font-name-asian="Times New Roman" style:font-name-complex="Times New Roman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43z0" style:family="text">
      <style:text-properties style:font-name="Times New Roman" style:font-name-asian="Times New Roman" style:font-name-complex="Times New Roman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3z3" style:family="text">
      <style:text-properties style:font-name="Symbol" style:font-name-complex="Symbol"/>
    </style:style>
    <style:style style:name="WW8Num54z0" style:family="text">
      <style:text-properties style:font-name="Times New Roman" style:font-name-asian="Times New Roman" style:font-name-complex="Times New Roman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4z3" style:family="text">
      <style:text-properties style:font-name="Symbol" style:font-name-complex="Symbol"/>
    </style:style>
    <style:style style:name="WW8Num27z0" style:family="text">
      <style:text-properties fo:color="#0000ff" style:font-name="Times New Roman" fo:font-size="10pt" style:font-name-asian="Times New Roman" style:font-size-asian="10pt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4z0" style:family="text">
      <style:text-properties style:font-name="Times New Roman" fo:font-size="10pt" style:font-name-asian="Times New Roman" style:font-size-asian="10pt" style:font-name-complex="Times New Roman"/>
    </style:style>
    <style:style style:name="WW8Num4z1" style:family="text">
      <style:text-properties fo:color="#000000" style:font-name="Symbol" style:font-name-complex="Symbol"/>
    </style:style>
    <style:style style:name="WW8Num4z3" style:family="text">
      <style:text-properties style:font-name="Symbol" style:font-name-complex="Symbol"/>
    </style:style>
    <style:style style:name="WW8Num4z4" style:family="text">
      <style:text-properties style:font-name="Courier New" style:font-name-complex="Courier New"/>
    </style:style>
    <style:style style:name="WW8Num4z5" style:family="text">
      <style:text-properties style:font-name="Wingdings" style:font-name-complex="Wingdings"/>
    </style:style>
    <style:style style:name="WW8Num21z0" style:family="text">
      <style:text-properties style:font-name="Times New Roman" fo:font-size="10pt" style:font-name-asian="Times New Roman" style:font-size-asian="10pt" style:font-name-complex="Times New Roman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15z0" style:family="text">
      <style:text-properties fo:color="#000000" style:font-name="Symbol" fo:font-size="10pt" style:font-size-asian="10pt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24z0" style:family="text">
      <style:text-properties style:font-name="Times New Roman" fo:font-size="10pt" style:font-name-asian="Times New Roman" style:font-size-asian="10pt" style:font-name-complex="Times New Roman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36z0" style:family="text">
      <style:text-properties style:font-name="Times New Roman" style:font-name-asian="Times New Roman" style:font-name-complex="Times New Roman"/>
    </style:style>
    <style:style style:name="WW8Num36z1" style:family="text"/>
    <style:style style:name="WW8Num36z2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6z4" style:family="text">
      <style:text-properties style:font-name="Courier New" style:font-name-complex="Courier New"/>
    </style:style>
    <style:style style:name="WW8Num17z0" style:family="text"/>
    <style:style style:name="WW8Num17z1" style:family="text">
      <style:text-properties style:font-name="Times New Roman" style:font-name-asian="Times New Roman" style:font-name-complex="Times New Roman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47z0" style:family="text"/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7z3" style:family="text">
      <style:text-properties style:font-name="Symbol" style:font-name-complex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4z3" style:family="text">
      <style:text-properties style:font-name="Symbol" style:font-name-complex="Symbol"/>
    </style:style>
    <style:style style:name="WW8Num28z0" style:family="text">
      <style:text-properties style:font-name="Times New Roman" style:font-name-asian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9z0" style:family="text">
      <style:text-properties style:font-name="Times New Roman" style:font-name-asian="Times New Roman" style:font-name-complex="Times New Roman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39z3" style:family="text">
      <style:text-properties style:font-name="Symbol" style:font-name-complex="Symbol"/>
    </style:style>
    <style:style style:name="WW8Num52z0" style:family="text"/>
    <style:style style:name="WW8Num52z1" style:family="text">
      <style:text-properties style:font-name="Times New Roman" style:font-name-asian="Times New Roman" style:font-name-complex="Times New Roman"/>
    </style:style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10z0" style:family="text">
      <style:text-properties fo:color="#000000" style:font-name="Symbol" fo:font-size="10pt" style:font-size-asian="10pt" style:font-name-complex="Symbol"/>
    </style:style>
    <style:style style:name="WW8Num10z1" style:family="text">
      <style:text-properties style:font-name="Times New Roman" style:font-name-asian="Times New Roman" style:font-name-complex="Times New Roman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text:outline-style style:name="Outline"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1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2" text:style-name="WW8Num4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2.54cm"/>
        </style:list-level-properties>
        <style:text-properties style:font-name="Times New Roman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)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6z2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WW8Num36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2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5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2.54cm"/>
        </style:list-level-properties>
        <style:text-properties style:font-name="Times New Roman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Zeichenformat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Zeichenformat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Zeichenformat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a cihova</meta:initial-creator>
    <meta:creation-date>2017-10-21T11:02:35.14</meta:creation-date>
    <dc:date>2017-10-21T20:34:28.03</dc:date>
    <dc:creator>jana cihova</dc:creator>
    <meta:editing-duration>PT9H16M13S</meta:editing-duration>
    <meta:editing-cycles>19</meta:editing-cycles>
    <meta:generator>OpenOffice/4.1.3$Win32 OpenOffice.org_project/413m1$Build-9783</meta:generator>
    <meta:document-statistic meta:table-count="0" meta:image-count="0" meta:object-count="0" meta:page-count="8" meta:paragraph-count="225" meta:word-count="2520" meta:character-count="17622"/>
  </office:meta>
</office:document-meta>
</file>